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/>
    </style:style>
    <style:style style:name="T3" style:family="text">
      <style:text-properties style:font-name="Times New Roman" style:text-underline-style="none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6_21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G. I. Rich<text:span text:style-name="T2">é</text:span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3 October 1867</text:p>
      <text:p text:style-name="P2">Month<text:tab/><text:tab/><text:tab/><text:tab/><text:tab/><text:tab/>October</text:p>
      <text:p text:style-name="P2">Year<text:tab/><text:tab/><text:tab/><text:tab/><text:tab/><text:tab/>1867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>There is a print of Central High School in the top left corner of page 1.</text:p>
      <text:p text:style-name="P2"/>
      <text:p text:style-name="P2">A photocopy of pages 1 &amp; 2 is also available in Box 19, FF 6.</text:p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4">Central High School/</text:p>
      <text:p text:style-name="P4">COR. OF BROAD &amp; GREEN STS./</text:p>
      <text:p text:style-name="P4">Phila., Oct. 23d. 1867/</text:p>
      <text:p text:style-name="P2">Rev. S. Morais/</text:p>
      <text:p text:style-name="P2"><text:tab/>My dr. Sir,/</text:p>
      <text:p text:style-name="P2"><text:span text:style-name="T1"><text:tab/><text:tab/>You will oblige/ me very much by sending/ me a list of the </text:span><text:span text:style-name="T4">compulsory</text:span><text:span text:style-name="T5">/ holidays of the Jewish/ Church; by which I/ mean, days upon which/ secular labor is as strictly/ forbidden as upon Sabbath/ day. <text:s/>If not troubling/</text:span></text:p>
      <text:p text:style-name="P5"/>
      <text:p text:style-name="P5">[Page 2]</text:p>
      <text:p text:style-name="P2"><text:span text:style-name="T5">you </text:span><text:span text:style-name="T4">too</text:span><text:span text:style-name="T5"> much, will you/ make me a list for/ the years </text:span><text:span text:style-name="T4">1867</text:span><text:span text:style-name="T5"> and/ </text:span><text:span text:style-name="T4">1868</text:span><text:span text:style-name="T5">./</text:span></text:p>
      <text:p text:style-name="P2"><text:span text:style-name="T5"><text:tab/>The Jewish boys ask/ an </text:span><text:span text:style-name="T4">exemption</text:span><text:span text:style-name="T5"> from the/ rules of the school,/ which, in fairness to/ the others, should not/ be granted, unless in/ case of an imperative/ necessity./</text:span></text:p>
      <text:p text:style-name="P5"><text:tab/>Very respy. yrs./</text:p>
      <text:p text:style-name="P2"><text:span text:style-name="T5"><text:tab/><text:tab/>G. I. Rich</text:span><text:span text:style-name="T3">é/</text:span></text:p>
      <text:p text:style-name="P6"><text:tab/><text:tab/><text:tab/>Pr./</text:p>
      <text:p text:style-name="P6"/>
      <text:p text:style-name="P6"><text:soft-page-break/>[Page 3]</text:p>
      <text:p text:style-name="P6">My dear Sir/</text:p>
      <text:p text:style-name="P6"><text:tab/>I cheerfully comply with your request/ &amp; send by means of Theodore Lyons a list of the/ days, during the year 1868, in which the/ hebrews are not </text:p>
      <text:p text:style-name="P6"/>
      <text:p text:style-name="P6">[Note: the rest of the text on this page is too faded to be rea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9T11:46:53</meta:creation-date>
    <dc:date>2012-03-19T14:47:54</dc:date>
    <dc:language>en-US</dc:language>
    <meta:editing-cycles>4</meta:editing-cycles>
    <meta:editing-duration>PT00H14M00S</meta:editing-duration>
    <dc:creator>Penn Libraries</dc:creator>
    <meta:document-statistic meta:table-count="0" meta:image-count="0" meta:object-count="0" meta:page-count="3" meta:paragraph-count="79" meta:word-count="363" meta:character-count="2259"/>
    <meta:user-defined meta:name="Info 1"/>
    <meta:user-defined meta:name="Info 2"/>
    <meta:user-defined meta:name="Info 3"/>
    <meta:user-defined meta:name="Info 4"/>
  </office:meta>
</office:document-meta>
</file>